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Heading_20_1" style:list-style-name="WWNum1"/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D 07. Actividades evaluables 03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1. Fecha de entrega</text:span></text:a><text:span text:style-name="T19"><text:tab/>2</text:span></text:p>
          <text:p text:style-name="P14"><text:a xlink:type="simple" xlink:href="#_9maybllx2a09" text:style-name="Index_20_Link" text:visited-style-name="Index_20_Link"><text:span text:style-name="T19">2. Observaciones previas a la realización de tareas evaluables</text:span></text:a><text:span text:style-name="T19"><text:tab/>3</text:span></text:p>
          <text:p text:style-name="P14"><text:a xlink:type="simple" xlink:href="#_spn2v4iuia7a" text:style-name="Index_20_Link" text:visited-style-name="Index_20_Link"><text:span text:style-name="T19">3. Actividad 01</text:span></text:a><text:span text:style-name="T19"><text:tab/>3</text:span></text:p>
          <text:p text:style-name="P14"><text:a xlink:type="simple" xlink:href="#_8phph04b0fod" text:style-name="Index_20_Link" text:visited-style-name="Index_20_Link"><text:span text:style-name="T19">4. Actividad 02</text:span></text:a><text:span text:style-name="T19"><text:tab/>3</text:span></text:p>
          <text:p text:style-name="P15"><text:a xlink:type="simple" xlink:href="#_f3pwhumodz70" text:style-name="Index_20_Link" text:visited-style-name="Index_20_Link"><text:span text:style-name="T9">5. Actividad 03</text:span></text:a><text:span text:style-name="T9"><text:tab/>3</text:span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20"/>
      <text:p text:style-name="P20"/>
      <text:p text:style-name="P21"><text:soft-page-break/><text:span text:style-name="T16">UD07. Actividades evaluables 03</text:span></text:p>
      <text:list xml:id="list1689057365" text:style-name="WWNum1">
        <text:list-item>
          <text:p text:style-name="P27"><text:bookmark text:name="_dbh0n1vac4c8"/>Fecha de entrega</text:p>
        </text:list-item>
      </text:list>
      <text:p text:style-name="Standard"><text:span text:style-name="T11">Fecha límite de entrega: </text:span><text:span text:style-name="T20">Viernes 10 de febrero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10306571256460" text:continue-numbering="true" text:style-name="WWNum1">
        <text:list-item>
          <text:p text:style-name="P27"><text:bookmark text:name="_9maybllx2a09"/>Observaciones previas a la realización de tareas evaluables</text:p>
        </text:list-item>
      </text:list>
      <text:p text:style-name="P16">Para la entrega se requiere entregar varios ficheros, entrégalos comprimido en un único fichero con extensión “.zip”.</text:p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10306571294591" text:continue-numbering="true" text:style-name="WWNum1">
        <text:list-item>
          <text:p text:style-name="P26"><text:bookmark text:name="_spn2v4iuia7a"/>Actividad 01</text:p>
        </text:list-item>
      </text:list>
      <text:p text:style-name="Standard">Genera un archivo de audio, donde digas tu nombre saludando a la clase. De ese archivo hay que eliminar ruido de fondo y hay que modificar el volumen. Puedes modificar el audio usando las herramientas <text:a xlink:type="simple" xlink:href="https://audioalter.com/" text:style-name="ListLabel_20_1" text:visited-style-name="ListLabel_20_1"><text:span text:style-name="T21">https://audioalter.com/</text:span></text:a> o <text:a xlink:type="simple" xlink:href="https://www.adobe.com/es/products/audition.html" text:style-name="ListLabel_20_1" text:visited-style-name="ListLabel_20_1"><text:span text:style-name="T21">https://www.adobe.com/es/products/audition.html</text:span></text:a> en la nube o Audacity <text:a xlink:type="simple" xlink:href="https://audacity.es/" text:style-name="ListLabel_20_1" text:visited-style-name="ListLabel_20_1"><text:span text:style-name="T21">https://audacity.es/</text:span></text:a> en local.</text:p>
      <text:p text:style-name="P11"><text:span text:style-name="T10"><text:s/>📕 </text:span><text:span text:style-name="T11">A entregar: </text:span>entrega del audio original, así como el audio mejorado utilizando las herramientas propuestas.</text:p>
      <text:list xml:id="list10307237557172" text:continue-numbering="true" text:style-name="WWNum1">
        <text:list-item>
          <text:p text:style-name="P26"><text:bookmark text:name="_8phph04b0fod"/>Actividad 02</text:p>
        </text:list-item>
      </text:list>
      <text:p text:style-name="Standard">Realiza una narración (video + audio) de algunas de las presentaciones individuales realizadas en la unidad anterior. Puedes narrar desde el propio <text:a xlink:type="simple" xlink:href="https://canva.com" text:style-name="ListLabel_20_1" text:visited-style-name="ListLabel_20_1"><text:span text:style-name="T21">https://canva.com</text:span></text:a> o desde Shotcut. Utiliza las herramientas <text:a xlink:type="simple" xlink:href="https://audioalter.com/" text:style-name="ListLabel_20_1" text:visited-style-name="ListLabel_20_1"><text:span text:style-name="T21">https://audioalter.com/</text:span></text:a> o <text:a xlink:type="simple" xlink:href="https://podcast.adobe.com/" text:style-name="ListLabel_20_1" text:visited-style-name="ListLabel_20_1"><text:span text:style-name="T21">https://podcast.adobe.com/</text:span></text:a> o Audacity <text:a xlink:type="simple" xlink:href="https://audacity.es/" text:style-name="ListLabel_20_1" text:visited-style-name="ListLabel_20_1"><text:span text:style-name="T21">https://audacity.es/</text:span></text:a> para eliminar ruido y ajustar el volumen según haga falta.</text:p>
      <text:p text:style-name="Standard">Si no quieres narrar, puedes generar audio con herramientas como <text:a xlink:type="simple" xlink:href="https://fakeyou.com/" text:style-name="ListLabel_20_1" text:visited-style-name="ListLabel_20_1"><text:span text:style-name="T21">https://fakeyou.com/</text:span></text:a> o <text:a xlink:type="simple" xlink:href="https://www.text2speech.org/" text:style-name="ListLabel_20_1" text:visited-style-name="ListLabel_20_1"><text:span text:style-name="T21">https://www.text2speech.org/</text:span></text:a> o <text:a xlink:type="simple" xlink:href="https://voicemaker.in/" text:style-name="ListLabel_20_1" text:visited-style-name="ListLabel_20_1"><text:span text:style-name="T21">https://voicemaker.in/</text:span></text:a>.</text:p>
      <text:p text:style-name="P11"><text:span text:style-name="T10"><text:s/>📕 </text:span><text:span text:style-name="T11">A entregar: </text:span>entrega de los videos narrados generados, previa muestra al profesorado para que de la aprobación a la entrega.</text:p>
      <text:list xml:id="list10308161684234" text:continue-numbering="true" text:style-name="WWNum1">
        <text:list-item>
          <text:p text:style-name="P26"><text:bookmark text:name="_f3pwhumodz70"/>Actividad 03</text:p>
        </text:list-item>
      </text:list>
      <text:p text:style-name="Standard">Realiza un video de unos 3 minutos generado con inteligencia artificial usando <text:a xlink:type="simple" xlink:href="https://fliki.ai/" text:style-name="ListLabel_20_1" text:visited-style-name="ListLabel_20_1"><text:span text:style-name="T21">https://fliki.ai/</text:span></text:a> </text:p>
      <text:p text:style-name="Standard">El video puede tener cualquier temática, siempre que sea respetuoso con compañeros, profesores y colectivos sociales.</text:p>
      <text:p text:style-name="Standard">¡Ojo! Haz pruebas con cuidado, ya que la versión gratuita solo deja generar 10 minutos de video.</text:p>
      <text:p text:style-name="P11"><text:span text:style-name="T10"><text:s/>📕 </text:span><text:span text:style-name="T11">A entregar: </text:span>entrega del video generado con Fliki.a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7. Actividades evaluables 03</text:span></text:p>
      </style:header>
      <style:footer>
        <text:p text:style-name="MP4"><text:span text:style-name="MT1">Aplicaciones Ofimáticas (Office Applications)<text:tab/><text:tab/>UD07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1" meta:word-count="441" meta:character-count="2935" meta:non-whitespace-character-count="2525"/>
    <meta:generator>LibreOfficeDev/6.0.5.2$Linux_X86_64 LibreOffice_project/</meta:generator>
  </office:meta>
</office:document-meta>
</file>